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ebee" draw:textarea-vertical-align="middle" draw:auto-grow-height="false" fo:min-height="0.916cm" fo:min-width="2.44cm" fo:padding-top="0.05cm" fo:padding-bottom="0.05cm" fo:padding-left="0.05cm" fo:padding-right="0.05cm" fo:wrap-option="wrap"/>
      <style:paragraph-properties style:writing-mode="lr-tb"/>
    </style:style>
    <style:style style:name="gr2" style:family="graphic" style:parent-style-name="standard">
      <style:graphic-properties svg:stroke-color="#000000" draw:fill-color="#fffde7" draw:textarea-vertical-align="middle" draw:auto-grow-height="false" fo:min-height="0.916cm" fo:min-width="2.398cm" fo:padding-top="0.05cm" fo:padding-bottom="0.05cm" fo:padding-left="0.05cm" fo:padding-right="0.05cm" fo:wrap-option="wrap"/>
      <style:paragraph-properties style:writing-mode="lr-tb"/>
    </style:style>
    <style:style style:name="gr3" style:family="graphic" style:parent-style-name="standard">
      <style:graphic-properties svg:stroke-color="#000000" draw:fill-color="#e8f5e9" draw:textarea-vertical-align="middle" draw:auto-grow-height="false" fo:min-height="0.916cm" fo:min-width="4.988cm" fo:padding-top="0.05cm" fo:padding-bottom="0.05cm" fo:padding-left="0.05cm" fo:padding-right="0.05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59cm" fo:min-width="2.313cm" fo:padding-top="0.05cm" fo:padding-bottom="0.05cm" fo:padding-left="0.05cm" fo:padding-right="0.05cm"/>
      <style:paragraph-properties style:writing-mode="lr-tb"/>
    </style:style>
    <style:style style:name="gr5" style:family="graphic" style:parent-style-name="objectwithoutfill">
      <style:graphic-properties svg:stroke-width="0.1cm" svg:stroke-color="#069a2e" draw:marker-start-width="0.35cm" draw:marker-end="Arrow2" draw:marker-end-width="0.35cm" draw:fill="solid" draw:fill-color="#77bc65" draw:textarea-horizontal-align="center" draw:textarea-vertical-align="middle" fo:padding-top="0.175cm" fo:padding-bottom="0.175cm" fo:padding-left="0.3cm" fo:padding-right="0.3cm"/>
    </style:style>
    <style:style style:name="P1" style:family="paragraph">
      <loext:graphic-properties draw:fill-color="#ffebee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de7"/>
      <style:paragraph-properties fo:text-align="center" style:writing-mode="lr-tb"/>
    </style:style>
    <style:style style:name="P4" style:family="paragraph">
      <loext:graphic-properties draw:fill-color="#e8f5e9"/>
      <style:paragraph-properties fo:text-align="center" style:writing-mode="lr-tb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start" style:writing-mode="lr-tb"/>
      <style:text-properties fo:color="#800080" fo:font-weight="bold" style:font-weight-asian="bold" style:font-weight-complex="bold"/>
    </style:style>
    <style:style style:name="P7" style:family="paragraph">
      <loext:graphic-properties draw:fill="solid" draw:fill-color="#77bc65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8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016cm" svg:x="5.08cm" svg:y="0.763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98cm" svg:height="1.016cm" svg:x="2.582cm" svg:y="0.762cm">
          <text:p text:style-name="P2">3 <text:span text:style-name="T1">DUP</text:span> link 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8cm" svg:height="1.016cm" svg:x="7.62cm" svg:y="0.763cm">
          <text:p text:style-name="P2">machine code for <text:span text:style-name="T1">DUP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413cm" svg:height="1.059cm" svg:x="0.127cm" svg:y="0.716cm">
          <draw:text-box>
            <text:p text:style-name="P5"><text:span text:style-name="T2">ITC</text:span></text:p>
          </draw:text-box>
        </draw:frame>
        <draw:custom-shape draw:style-name="gr2" draw:text-style-name="P3" draw:layer="layout" svg:width="2.498cm" svg:height="1.016cm" svg:x="2.582cm" svg:y="2.667cm">
          <text:p text:style-name="P2">3 <text:span text:style-name="T1">DUP</text:span> link 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413cm" svg:height="1.059cm" svg:x="0.127cm" svg:y="2.621cm">
          <draw:text-box>
            <text:p text:style-name="P5"><text:span text:style-name="T2">DTC or STC</text:span></text:p>
          </draw:text-box>
        </draw:frame>
        <draw:custom-shape draw:style-name="gr3" draw:text-style-name="P4" draw:layer="layout" svg:width="5.088cm" svg:height="1.016cm" svg:x="5.08cm" svg:y="2.667cm">
          <text:p text:style-name="P2">machine code for <text:span text:style-name="T1">DUP</text:span></text:p>
          <draw:enhanced-geometry svg:viewBox="0 0 21600 21600" draw:type="rectangle" draw:enhanced-path="M 0 0 L 21600 0 21600 21600 0 21600 0 0 Z N"/>
        </draw:custom-shape>
        <draw:path draw:style-name="gr5" draw:text-style-name="P7" draw:layer="layout" svg:width="2.031cm" svg:height="1.015cm" draw:transform="rotate (-3.14159265358979) translate (8.255cm 1.143cm)" svg:viewBox="0 0 2032 1016" svg:d="M2032 0c-59 79-373 539-432 617-58 58-115 116-173 174-28 23-57 45-85 67-28 18-56 36-84 54-27 14-54 28-81 42-27 10-54 20-81 30-26 7-52 14-78 20-26 4-51 7-77 10-25 1-49 2-74 2-24-2-48-4-72-7-46-11-92-22-138-34-42-19-85-38-127-58-39-24-77-49-116-74-35-28-69-56-104-85-30-29-60-59-90-89-26-29-51-58-77-87-20-26-41-52-61-78-15-21-30-42-45-64-12-19-25-39-37-59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954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4T14:49:41.080745590</dc:date>
    <meta:editing-duration>PT1H26M19S</meta:editing-duration>
    <meta:editing-cycles>10</meta:editing-cycles>
    <meta:generator>LibreOffice/6.4.7.2$Linux_X86_64 LibreOffice_project/40$Build-2</meta:generator>
    <meta:document-statistic meta:object-count="8"/>
  </office:meta>
</office:document-meta>
</file>